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254d2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2" style:family="graphic" style:parent-style-name="standard">
      <style:graphic-properties draw:fill-color="#ccf4c6" draw:opacity="100%" draw:textarea-horizontal-align="justify" draw:textarea-vertical-align="middle" draw:auto-grow-height="false" fo:min-height="0.236cm" fo:min-width="0.796cm"/>
    </style:style>
    <style:style style:name="gr3" style:family="graphic" style:parent-style-name="standard">
      <style:graphic-properties draw:fill-color="#ccf4c6" draw:opacity="100%" draw:textarea-horizontal-align="justify" draw:textarea-vertical-align="middle" draw:auto-grow-height="false" fo:min-height="0.236cm" fo:min-width="0.895cm"/>
    </style:style>
    <style:style style:name="gr4" style:family="graphic" style:parent-style-name="standard">
      <style:graphic-properties draw:fill-color="#ccf4c6" draw:opacity="100%" draw:textarea-horizontal-align="justify" draw:textarea-vertical-align="middle" draw:auto-grow-height="false" fo:min-height="0.236cm" fo:min-width="0.502cm"/>
    </style:style>
    <style:style style:name="gr5" style:family="graphic" style:parent-style-name="standard">
      <style:graphic-properties draw:fill-color="#fde9a9" draw:textarea-horizontal-align="justify" draw:textarea-vertical-align="middle" draw:auto-grow-height="false" fo:min-height="2.387cm" fo:min-width="10.3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0cm"/>
      <style:paragraph-properties style:writing-mode="lr-tb"/>
    </style:style>
    <style:style style:name="gr7" style:family="graphic" style:parent-style-name="standard">
      <style:graphic-properties draw:fill-color="#ccf4c6" draw:opacity="100%" draw:textarea-horizontal-align="justify" draw:textarea-vertical-align="middle" draw:auto-grow-height="false" fo:min-height="0.236cm" fo:min-width="1.579cm"/>
    </style:style>
    <style:style style:name="P1" style:family="paragraph">
      <style:paragraph-properties fo:text-align="center" style:writing-mode="lr-tb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2" style:family="paragraph">
      <loext:graphic-properties draw:fill="solid" draw:fill-color="#c254d2" draw:opacity="50%"/>
      <style:paragraph-properties fo:text-align="center" style:writing-mode="lr-tb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 style:writing-mode="lr-tb"/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c254d2" draw:opacity="50%"/>
      <style:paragraph-properties fo:text-align="center" style:writing-mode="lr-tb"/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 style:writing-mode="lr-tb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7" style:family="paragraph">
      <loext:graphic-properties draw:fill="solid" draw:fill-color="#c254d2" draw:opacity="50%"/>
      <style:paragraph-properties fo:text-align="center" style:writing-mode="lr-tb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8" style:family="paragraph">
      <style:paragraph-properties fo:text-align="center" style:writing-mode="lr-tb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solid" draw:fill-color="#c254d2" draw:opacity="50%"/>
      <style:paragraph-properties fo:text-align="center" style:writing-mode="lr-tb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ccf4c6" draw:opacity="100%"/>
      <style:paragraph-properties fo:text-align="center"/>
    </style:style>
    <style:style style:name="P11" style:family="paragraph">
      <loext:graphic-properties draw:fill-color="#fde9a9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byssinica SIL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Abyssinica SI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5.461cm" svg:x="7.911cm" svg:y="7.595cm">
          <text:p text:style-name="P1"><text:span text:style-name="T1">Physic</text:span><text:span text:style-name="T1">s-</text:span><text:span text:style-name="T1">Constr</text:span><text:span text:style-name="T1">ained </text:span></text:p>
          <text:p text:style-name="P1"><text:span text:style-name="T1">Data-</text:span><text:span text:style-name="T1">Driven </text:span><text:span text:style-name="T1">Modeli</text:span><text:span text:style-name="T1">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5.461cm" svg:height="5.461cm" svg:x="14.834cm" svg:y="5.436cm">
          <text:p text:style-name="P3"><text:span text:style-name="T2">Koopman Operator</text:span></text:p>
          <text:p text:style-name="P3"><text:span text:style-name="T2">Dynamical Systems</text:span></text:p>
          <text:p text:style-name="P3"><text:span text:style-name="T2">Time Series Analysis</text:span></text:p>
          <text:p text:style-name="P4"><text:span text:style-name="T2">Mori-Zwanzig Formali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5.461cm" svg:height="5.461cm" svg:x="7.976cm" svg:y="20.676cm">
          <text:p text:style-name="P6"><text:span text:style-name="T3">High Performance </text:span></text:p>
          <text:p text:style-name="P6"><text:span text:style-name="T3">Compu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5.461cm" svg:height="5.461cm" svg:x="8.031cm" svg:y="1.034cm">
          <text:p text:style-name="P6"><text:span text:style-name="T3">Fluid Dynamics</text:span></text:p>
          <text:p text:style-name="P6"><text:span text:style-name="T3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5.461cm" svg:height="5.461cm" svg:x="1.245cm" svg:y="5.436cm">
          <text:p text:style-name="P8"><text:span text:style-name="T3">Probabilistic ML</text:span></text:p>
          <text:p text:style-name="P8"><text:span text:style-name="T3">Deep Learning</text:span></text:p>
          <text:p text:style-name="P8"><text:span text:style-name="T3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.481cm" svg:height="0.971cm" draw:transform="rotate (-0.346796922371273) translate (6.71cm 8.59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1.594cm" svg:height="0.971cm" draw:transform="rotate (-2.69077410779966) translate (14.961cm 9.3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layer="layout" svg:width="1.145cm" svg:height="0.971cm" draw:transform="rotate (-1.58283909863366) translate (11.247cm 6.4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11.176cm" svg:height="2.921cm" svg:x="5.182cm" svg:y="15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8.763cm" svg:height="2.921cm" svg:x="6.452cm" svg:y="15.342cm">
          <draw:text-box>
            <text:p text:style-name="P12"><text:span text:style-name="T4"/></text:p>
            <text:p text:style-name="P12"><text:span text:style-name="T4">Analy</text:span><text:span text:style-name="T4">zing, </text:span><text:span text:style-name="T4">Model</text:span><text:span text:style-name="T4">ing &amp; </text:span><text:span text:style-name="T4">Contr</text:span><text:span text:style-name="T4">ol of </text:span><text:span text:style-name="T4">Comp</text:span><text:span text:style-name="T4">lex </text:span><text:span text:style-name="T4">Syste</text:span><text:span text:style-name="T4">ms</text:span></text:p>
          </draw:text-box>
        </draw:frame>
        <draw:custom-shape draw:style-name="gr7" draw:text-style-name="P10" draw:layer="layout" svg:width="2.376cm" svg:height="0.971cm" draw:transform="rotate (-1.57481058407448) translate (11.151cm 12.96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2.376cm" svg:height="0.971cm" draw:transform="rotate (1.57149445849569) translate (10.18cm 20.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6T00:23:14.965393974</meta:creation-date>
    <dc:date>2021-10-15T16:02:30.603398992</dc:date>
    <meta:editing-duration>PT1H17M34S</meta:editing-duration>
    <meta:editing-cycles>36</meta:editing-cycles>
    <meta:generator>LibreOffice/6.4.7.2$Linux_X86_64 LibreOffice_project/40$Build-2</meta:generator>
    <meta:document-statistic meta:object-count="12"/>
  </office:meta>
</office:document-meta>
</file>